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7.5in" style:rel-column-width="65535*"/>
    </style:style>
    <style:style style:name="Table1.A1" style:family="table-cell">
      <style:table-cell-properties fo:padding-left="0.1799in" fo:padding-right="0.0403in" fo:padding-top="0.0403in" fo:padding-bottom="0.0403in" fo:border="none"/>
    </style:style>
    <style:style style:name="Table2" style:family="table">
      <style:table-properties style:width="7.5in" table:align="margins"/>
    </style:style>
    <style:style style:name="Table2.A" style:family="table-column">
      <style:table-column-properties style:column-width="7.5in" style:rel-column-width="65535*"/>
    </style:style>
    <style:style style:name="Table2.A1" style:family="table-cell">
      <style:table-cell-properties fo:padding-left="0.1799in" fo:padding-right="0.0403in" fo:padding-top="0.0403in" fo:padding-bottom="0.0403in" fo:border="none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7.5in" style:rel-column-width="65535*"/>
    </style:style>
    <style:style style:name="Table3.A1" style:family="table-cell">
      <style:table-cell-properties fo:padding-left="0.1799in" fo:padding-right="0.0403in" fo:padding-top="0.0403in" fo:padding-bottom="0.0403in" fo:border="none"/>
    </style:style>
    <style:style style:name="P1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486776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line-height="100%" fo:text-align="center" style:justify-single-word="false"/>
      <style:text-properties fo:color="#ffffff" style:font-name="DejaVu Sans" fo:font-size="10pt" fo:font-weight="bold" officeooo:rsid="002e10e2" officeooo:paragraph-rsid="005636d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ffffff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line-height="100%" fo:text-align="center" style:justify-single-word="false"/>
      <style:text-properties fo:color="#ffffff" style:font-name="Roboto" fo:font-size="10pt" officeooo:rsid="00121ef8" officeooo:paragraph-rsid="000ae359" style:font-size-asian="8.75pt" style:font-size-complex="10pt"/>
    </style:style>
    <style:style style:name="P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5636d4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ec6ccd" officeooo:paragraph-rsid="0041d104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normal" officeooo:rsid="0055b9bf" officeooo:paragraph-rsid="000ae359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190fb" officeooo:paragraph-rsid="00569ac4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533694" officeooo:paragraph-rsid="00569ac4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0ddb0c" officeooo:paragraph-rsid="003895b9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3895b9" officeooo:paragraph-rsid="003895b9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normal" officeooo:rsid="002f283b" officeooo:paragraph-rsid="000ae359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121ef8" officeooo:paragraph-rsid="000ae359" style:font-size-asian="8.75pt" style:font-size-complex="10pt"/>
    </style:style>
    <style:style style:name="P14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0fca6c" officeooo:paragraph-rsid="000fca6c" style:font-size-asian="8.75pt" style:font-weight-asian="bold" style:font-size-complex="10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0ae359" officeooo:paragraph-rsid="000ae359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fo:font-weight="bold" officeooo:rsid="0055b9bf" officeooo:paragraph-rsid="000ae359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22aaa" officeooo:paragraph-rsid="000ae359" style:font-size-asian="10pt" style:font-size-complex="10pt"/>
    </style:style>
    <style:style style:name="P19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5636d4" style:font-size-asian="3.5pt" style:font-weight-asian="normal" style:font-size-complex="4pt" style:font-weight-complex="normal"/>
    </style:style>
    <style:style style:name="P20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c0e1b" officeooo:paragraph-rsid="000ae359" style:font-size-asian="3.5pt" style:font-weight-asian="normal" style:font-size-complex="4pt" style:font-weight-complex="normal"/>
    </style:style>
    <style:style style:name="P21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weight="normal" officeooo:rsid="00ed72e4" officeooo:paragraph-rsid="000ae359" style:font-size-asian="3.5pt" style:font-weight-asian="normal" style:font-size-complex="4pt" style:font-weight-complex="normal"/>
    </style:style>
    <style:style style:name="P22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a97df5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36515b" officeooo:paragraph-rsid="000ae359" style:font-size-asian="3.5pt" style:font-style-asian="normal" style:font-weight-asian="normal" style:font-size-complex="4pt" style:font-style-complex="normal" style:font-weight-complex="normal"/>
    </style:style>
    <style:style style:name="P24" style:family="paragraph" style:parent-style-name="Table_20_Contents">
      <style:paragraph-properties fo:line-height="100%" fo:text-align="start" style:justify-single-word="false"/>
      <style:text-properties style:use-window-font-color="true" style:font-name="DejaVu Sans" fo:font-size="4pt" fo:font-style="normal" fo:font-weight="normal" officeooo:rsid="004dcdb8" officeooo:paragraph-rsid="004d63ce" style:font-size-asian="3.5pt" style:font-style-asian="normal" style:font-weight-asian="normal" style:font-size-complex="4pt" style:font-style-complex="normal" style:font-weight-complex="normal"/>
    </style:style>
    <style:style style:name="P25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0ddb0c" officeooo:paragraph-rsid="000ddb0c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0ae359" officeooo:paragraph-rsid="000ae359" style:font-size-asian="11pt" style:font-weight-asian="normal" style:font-size-complex="11pt" style:font-weight-complex="normal"/>
    </style:style>
    <style:style style:name="P27" style:family="paragraph" style:parent-style-name="Table_20_Contents">
      <style:paragraph-properties fo:line-height="100%" fo:text-align="start" style:justify-single-word="false"/>
      <style:text-properties fo:font-variant="small-caps" style:use-window-font-color="true" style:font-name="DejaVu Sans" fo:font-size="11pt" fo:font-weight="normal" officeooo:rsid="00f86a0b" officeooo:paragraph-rsid="000ae359" style:font-size-asian="11pt" style:font-weight-asian="normal" style:font-size-complex="11pt" style:font-weight-complex="normal"/>
    </style:style>
    <style:style style:name="P28" style:family="paragraph" style:parent-style-name="Table_20_Contents">
      <style:paragraph-properties fo:line-height="100%" fo:text-align="start" style:justify-single-word="false"/>
      <style:text-properties style:font-name="DejaVu Sans" officeooo:paragraph-rsid="0041d104"/>
    </style:style>
    <style:style style:name="P29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48702c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line-height="100%" fo:text-align="start" style:justify-single-word="false"/>
      <style:text-properties style:font-name="DejaVu Sans" fo:font-size="10pt" fo:font-weight="normal" officeooo:rsid="0055b9bf" officeooo:paragraph-rsid="0041d104" style:font-size-asian="10pt" style:font-weight-asian="normal" style:font-size-complex="10pt" style:font-weight-complex="normal"/>
    </style:style>
    <style:style style:name="P31" style:family="paragraph" style:parent-style-name="Text_20_body">
      <style:paragraph-properties fo:line-height="100%" fo:text-align="center" style:justify-single-word="false"/>
      <style:text-properties style:use-window-font-color="true" style:font-name="DejaVu Sans" fo:font-size="18pt" fo:font-weight="normal" officeooo:rsid="00199e47" officeooo:paragraph-rsid="00199e47" style:font-size-asian="18pt" style:font-weight-asian="normal" style:font-size-complex="18pt" style:font-weight-complex="normal"/>
    </style:style>
    <style:style style:name="P32" style:family="paragraph" style:parent-style-name="Table_20_Contents">
      <style:paragraph-properties fo:line-height="100%" fo:text-align="center" style:justify-single-word="false"/>
      <style:text-properties style:use-window-font-color="true" style:font-name="DejaVu Sans" fo:font-size="10pt" officeooo:rsid="005836d6" officeooo:paragraph-rsid="005836d6" style:font-size-asian="8.75pt" style:font-size-complex="10pt"/>
    </style:style>
    <style:style style:name="P33" style:family="paragraph" style:parent-style-name="Table_20_Contents" style:list-style-name="L1">
      <style:paragraph-properties fo:line-height="100%" fo:text-align="start" style:justify-single-word="false"/>
      <style:text-properties style:use-window-font-color="true" style:font-name="DejaVu Sans" fo:font-size="10pt" fo:font-weight="normal" officeooo:rsid="00564b0c" officeooo:paragraph-rsid="00564b0c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paragraph-properties fo:line-height="100%" fo:text-align="start" style:justify-single-word="false"/>
      <style:text-properties style:use-window-font-color="true" style:font-name="DejaVu Sans" fo:font-size="10pt" fo:font-weight="normal" officeooo:rsid="001ea992" officeooo:paragraph-rsid="00484d34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64b0c"/>
    </style:style>
    <style:style style:name="P36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paragraph-rsid="00588a16"/>
    </style:style>
    <style:style style:name="P37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paragraph-rsid="0041d104"/>
    </style:style>
    <style:style style:name="P38" style:family="paragraph" style:parent-style-name="Table_20_Contents" style:list-style-name="L3">
      <style:paragraph-properties fo:line-height="100%" fo:text-align="start" style:justify-single-word="false"/>
      <style:text-properties style:font-name="DejaVu Sans" officeooo:paragraph-rsid="004dcdb8"/>
    </style:style>
    <style:style style:name="P39" style:family="paragraph" style:parent-style-name="Table_20_Contents" style:list-style-name="L4">
      <style:paragraph-properties fo:line-height="100%" fo:text-align="start" style:justify-single-word="false"/>
      <style:text-properties style:font-name="DejaVu Sans" officeooo:paragraph-rsid="00484d34"/>
    </style:style>
    <style:style style:name="P40" style:family="paragraph" style:parent-style-name="Table_20_Contents" style:list-style-name="L6">
      <style:paragraph-properties fo:line-height="100%" fo:text-align="start" style:justify-single-word="false"/>
      <style:text-properties style:font-name="DejaVu Sans" officeooo:paragraph-rsid="005664f1"/>
    </style:style>
    <style:style style:name="P41" style:family="paragraph" style:parent-style-name="Table_20_Contents">
      <style:paragraph-properties fo:line-height="100%" fo:text-align="start" style:justify-single-word="false"/>
      <style:text-properties style:font-name="DejaVu Sans" officeooo:paragraph-rsid="00484d34"/>
    </style:style>
    <style:style style:name="P42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9c312" officeooo:paragraph-rsid="0049c312"/>
    </style:style>
    <style:style style:name="P43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baf64" officeooo:paragraph-rsid="004dcdb8"/>
    </style:style>
    <style:style style:name="P44" style:family="paragraph" style:parent-style-name="Table_20_Contents" style:list-style-name="L2">
      <style:paragraph-properties fo:line-height="100%" fo:text-align="start" style:justify-single-word="false"/>
      <style:text-properties style:font-name="DejaVu Sans" officeooo:rsid="004d63ce" officeooo:paragraph-rsid="004d63ce"/>
    </style:style>
    <style:style style:name="P45" style:family="paragraph" style:parent-style-name="Table_20_Contents" style:list-style-name="L5">
      <style:paragraph-properties fo:line-height="100%" fo:text-align="start" style:justify-single-word="false"/>
      <style:text-properties style:font-name="DejaVu Sans" officeooo:rsid="004dcdb8" officeooo:paragraph-rsid="005664f1"/>
    </style:style>
    <style:style style:name="P46" style:family="paragraph" style:parent-style-name="Table_20_Contents" style:list-style-name="L1">
      <style:paragraph-properties fo:line-height="100%" fo:text-align="start" style:justify-single-word="false"/>
      <style:text-properties style:font-name="DejaVu Sans" officeooo:rsid="00588a16" officeooo:paragraph-rsid="00588a16"/>
    </style:style>
    <style:style style:name="P47" style:family="paragraph" style:parent-style-name="Table_20_Contents" style:list-style-name="L3">
      <style:paragraph-properties fo:line-height="100%" fo:text-align="start" style:justify-single-word="false"/>
      <style:text-properties officeooo:paragraph-rsid="0041d104"/>
    </style:style>
    <style:style style:name="P48" style:family="paragraph" style:parent-style-name="Table_20_Contents" style:list-style-name="L4">
      <style:paragraph-properties fo:line-height="100%" fo:text-align="start" style:justify-single-word="false"/>
      <style:text-properties officeooo:paragraph-rsid="00484d34"/>
    </style:style>
    <style:style style:name="P49" style:family="paragraph" style:parent-style-name="Table_20_Contents" style:list-style-name="L5">
      <style:paragraph-properties fo:line-height="100%" fo:text-align="start" style:justify-single-word="false"/>
      <style:text-properties officeooo:paragraph-rsid="005664f1"/>
    </style:style>
    <style:style style:name="P50" style:family="paragraph" style:parent-style-name="Table_20_Contents" style:list-style-name="L6">
      <style:paragraph-properties fo:line-height="100%" fo:text-align="start" style:justify-single-word="false"/>
      <style:text-properties officeooo:paragraph-rsid="005664f1"/>
    </style:style>
    <style:style style:name="P51" style:family="paragraph" style:parent-style-name="Table_20_Contents" style:list-style-name="L5">
      <style:paragraph-properties fo:line-height="100%" fo:text-align="start" style:justify-single-word="false"/>
      <style:text-properties officeooo:rsid="004dcdb8" officeooo:paragraph-rsid="005664f1"/>
    </style:style>
    <style:style style:name="P52" style:family="paragraph" style:parent-style-name="Table_20_Contents" style:list-style-name="L5">
      <style:paragraph-properties fo:line-height="100%" fo:text-align="start" style:justify-single-word="false"/>
      <style:text-properties officeooo:rsid="00588a16" officeooo:paragraph-rsid="00588a16"/>
    </style:style>
    <style:style style:name="T1" style:family="text">
      <style:text-properties officeooo:rsid="00f6d43a"/>
    </style:style>
    <style:style style:name="T2" style:family="text">
      <style:text-properties style:use-window-font-color="true" fo:font-weight="normal" style:font-weight-asian="normal" style:font-weight-complex="normal"/>
    </style:style>
    <style:style style:name="T3" style:family="text">
      <style:text-properties style:use-window-font-color="true" fo:font-weight="normal" officeooo:rsid="00e31160" style:font-weight-asian="normal" style:font-weight-complex="normal"/>
    </style:style>
    <style:style style:name="T4" style:family="text">
      <style:text-properties style:use-window-font-color="true" fo:font-weight="normal" officeooo:rsid="005c767f" style:font-weight-asian="normal" style:font-weight-complex="normal"/>
    </style:style>
    <style:style style:name="T5" style:family="text">
      <style:text-properties style:use-window-font-color="true" fo:font-weight="normal" officeooo:rsid="00915c1b" style:font-weight-asian="normal" style:font-weight-complex="normal"/>
    </style:style>
    <style:style style:name="T6" style:family="text">
      <style:text-properties style:use-window-font-color="true" fo:font-weight="normal" officeooo:rsid="003b5edf" style:font-weight-asian="normal" style:font-weight-complex="normal"/>
    </style:style>
    <style:style style:name="T7" style:family="text">
      <style:text-properties style:use-window-font-color="true" fo:font-weight="normal" officeooo:rsid="006aac6e" style:font-weight-asian="normal" style:font-weight-complex="normal"/>
    </style:style>
    <style:style style:name="T8" style:family="text">
      <style:text-properties style:use-window-font-color="true" fo:font-weight="normal" officeooo:rsid="003443de" style:font-weight-asian="normal" style:font-weight-complex="normal"/>
    </style:style>
    <style:style style:name="T9" style:family="text">
      <style:text-properties style:use-window-font-color="true" fo:font-weight="normal" officeooo:rsid="00439fce" style:font-weight-asian="normal" style:font-weight-complex="normal"/>
    </style:style>
    <style:style style:name="T10" style:family="text">
      <style:text-properties style:use-window-font-color="true" fo:font-weight="normal" officeooo:rsid="0056f1b0" style:font-weight-asian="normal" style:font-weight-complex="normal"/>
    </style:style>
    <style:style style:name="T11" style:family="text">
      <style:text-properties style:use-window-font-color="true" officeooo:rsid="0073d3ed"/>
    </style:style>
    <style:style style:name="T12" style:family="text">
      <style:text-properties style:use-window-font-color="true" officeooo:rsid="006aac6e"/>
    </style:style>
    <style:style style:name="T13" style:family="text">
      <style:text-properties style:use-window-font-color="true" officeooo:rsid="006eff53"/>
    </style:style>
    <style:style style:name="T14" style:family="text">
      <style:text-properties style:use-window-font-color="true" officeooo:rsid="007c3031"/>
    </style:style>
    <style:style style:name="T15" style:family="text">
      <style:text-properties style:use-window-font-color="true" officeooo:rsid="00d0ca39"/>
    </style:style>
    <style:style style:name="T16" style:family="text">
      <style:text-properties style:use-window-font-color="true" officeooo:rsid="00bbf1f2"/>
    </style:style>
    <style:style style:name="T17" style:family="text">
      <style:text-properties style:use-window-font-color="true" fo:font-weight="bold" officeooo:rsid="003443de" style:font-weight-asian="bold" style:font-weight-complex="bold"/>
    </style:style>
    <style:style style:name="T18" style:family="text">
      <style:text-properties style:use-window-font-color="true" fo:font-weight="bold" officeooo:rsid="004556f0" style:font-weight-asian="bold" style:font-weight-complex="bold"/>
    </style:style>
    <style:style style:name="T19" style:family="text">
      <style:text-properties style:use-window-font-color="true" fo:font-weight="bold" officeooo:rsid="0048702c" style:font-weight-asian="bold" style:font-weight-complex="bold"/>
    </style:style>
    <style:style style:name="T20" style:family="text">
      <style:text-properties style:use-window-font-color="true" officeooo:rsid="000ae359"/>
    </style:style>
    <style:style style:name="T21" style:family="text">
      <style:text-properties style:use-window-font-color="true" officeooo:rsid="003443de"/>
    </style:style>
    <style:style style:name="T22" style:family="text">
      <style:text-properties style:use-window-font-color="true" officeooo:rsid="00d03c92"/>
    </style:style>
    <style:style style:name="T23" style:family="text">
      <style:text-properties style:use-window-font-color="true" officeooo:rsid="003daa9f"/>
    </style:style>
    <style:style style:name="T24" style:family="text">
      <style:text-properties style:use-window-font-color="true" officeooo:rsid="00437b29"/>
    </style:style>
    <style:style style:name="T25" style:family="text">
      <style:text-properties style:use-window-font-color="true" officeooo:rsid="0048702c"/>
    </style:style>
    <style:style style:name="T26" style:family="text"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T27" style:family="text">
      <style:text-properties style:use-window-font-color="true" fo:font-size="10pt" fo:font-weight="normal" officeooo:rsid="00764108" style:font-size-asian="10pt" style:font-weight-asian="normal" style:font-size-complex="10pt" style:font-weight-complex="normal"/>
    </style:style>
    <style:style style:name="T28" style:family="text">
      <style:text-properties style:use-window-font-color="true" fo:font-size="10pt" fo:font-weight="normal" officeooo:rsid="00564b0c" style:font-size-asian="10pt" style:font-weight-asian="normal" style:font-size-complex="10pt" style:font-weight-complex="normal"/>
    </style:style>
    <style:style style:name="T29" style:family="text">
      <style:text-properties style:use-window-font-color="true" fo:font-size="10pt" fo:font-weight="normal" officeooo:rsid="006de68c" style:font-size-asian="10pt" style:font-weight-asian="normal" style:font-size-complex="10pt" style:font-weight-complex="normal"/>
    </style:style>
    <style:style style:name="T30" style:family="text">
      <style:text-properties style:use-window-font-color="true" fo:font-size="10pt" fo:font-weight="normal" officeooo:rsid="005636d4" style:font-size-asian="10pt" style:font-weight-asian="normal" style:font-size-complex="10pt" style:font-weight-complex="normal"/>
    </style:style>
    <style:style style:name="T31" style:family="text">
      <style:text-properties style:use-window-font-color="true" fo:font-size="10pt" fo:font-weight="normal" officeooo:rsid="00bd54d7" style:font-size-asian="10pt" style:font-weight-asian="normal" style:font-size-complex="10pt" style:font-weight-complex="normal"/>
    </style:style>
    <style:style style:name="T32" style:family="text">
      <style:text-properties style:use-window-font-color="true" fo:font-size="10pt" fo:font-weight="normal" officeooo:rsid="00d69cf1" style:font-size-asian="10pt" style:font-weight-asian="normal" style:font-size-complex="10pt" style:font-weight-complex="normal"/>
    </style:style>
    <style:style style:name="T33" style:family="text">
      <style:text-properties style:use-window-font-color="true" fo:font-size="10pt" fo:font-weight="normal" officeooo:rsid="00da6695" style:font-size-asian="10pt" style:font-weight-asian="normal" style:font-size-complex="10pt" style:font-weight-complex="normal"/>
    </style:style>
    <style:style style:name="T34" style:family="text">
      <style:text-properties style:use-window-font-color="true" fo:font-size="10pt" fo:font-weight="normal" officeooo:rsid="00380fe0" style:font-size-asian="10pt" style:font-weight-asian="normal" style:font-size-complex="10pt" style:font-weight-complex="normal"/>
    </style:style>
    <style:style style:name="T35" style:family="text">
      <style:text-properties style:use-window-font-color="true" fo:font-size="10pt" fo:font-weight="normal" officeooo:rsid="004dcdb8" style:font-size-asian="10pt" style:font-weight-asian="normal" style:font-size-complex="10pt" style:font-weight-complex="normal"/>
    </style:style>
    <style:style style:name="T36" style:family="text">
      <style:text-properties style:use-window-font-color="true" fo:font-size="10pt" fo:font-weight="normal" officeooo:rsid="00bd8999" style:font-size-asian="10pt" style:font-weight-asian="normal" style:font-size-complex="10pt" style:font-weight-complex="normal"/>
    </style:style>
    <style:style style:name="T37" style:family="text">
      <style:text-properties style:use-window-font-color="true" fo:font-size="10pt" fo:font-weight="normal" officeooo:rsid="00484d34" style:font-size-asian="10pt" style:font-weight-asian="normal" style:font-size-complex="10pt" style:font-weight-complex="normal"/>
    </style:style>
    <style:style style:name="T38" style:family="text">
      <style:text-properties style:use-window-font-color="true" fo:font-size="10pt" fo:font-weight="normal" officeooo:rsid="00e31160" style:font-size-asian="10pt" style:font-weight-asian="normal" style:font-size-complex="10pt" style:font-weight-complex="normal"/>
    </style:style>
    <style:style style:name="T39" style:family="text">
      <style:text-properties style:use-window-font-color="true" fo:font-size="10pt" fo:font-weight="normal" officeooo:rsid="00237f4a" style:font-size-asian="10pt" style:font-weight-asian="normal" style:font-size-complex="10pt" style:font-weight-complex="normal"/>
    </style:style>
    <style:style style:name="T40" style:family="text">
      <style:text-properties style:use-window-font-color="true" fo:font-size="10pt" fo:font-weight="normal" officeooo:rsid="00326b9f" style:font-size-asian="10pt" style:font-weight-asian="normal" style:font-size-complex="10pt" style:font-weight-complex="normal"/>
    </style:style>
    <style:style style:name="T41" style:family="text">
      <style:text-properties style:use-window-font-color="true" fo:font-size="10pt" fo:font-weight="normal" officeooo:rsid="00e46673" style:font-size-asian="10pt" style:font-weight-asian="normal" style:font-size-complex="10pt" style:font-weight-complex="normal"/>
    </style:style>
    <style:style style:name="T42" style:family="text">
      <style:text-properties style:use-window-font-color="true" fo:font-size="10pt" fo:font-weight="normal" officeooo:rsid="001900ea" style:font-size-asian="10pt" style:font-weight-asian="normal" style:font-size-complex="10pt" style:font-weight-complex="normal"/>
    </style:style>
    <style:style style:name="T43" style:family="text">
      <style:text-properties style:use-window-font-color="true" fo:font-size="10pt" fo:font-weight="normal" officeooo:rsid="00e75ced" style:font-size-asian="10pt" style:font-weight-asian="normal" style:font-size-complex="10pt" style:font-weight-complex="normal"/>
    </style:style>
    <style:style style:name="T44" style:family="text">
      <style:text-properties style:use-window-font-color="true" fo:font-size="10pt" fo:font-weight="normal" officeooo:rsid="0056f1b0" style:font-size-asian="10pt" style:font-weight-asian="normal" style:font-size-complex="10pt" style:font-weight-complex="normal"/>
    </style:style>
    <style:style style:name="T45" style:family="text">
      <style:text-properties style:use-window-font-color="true" fo:font-size="10pt" fo:font-weight="normal" officeooo:rsid="00578bc4" style:font-size-asian="10pt" style:font-weight-asian="normal" style:font-size-complex="10pt" style:font-weight-complex="normal"/>
    </style:style>
    <style:style style:name="T46" style:family="text">
      <style:text-properties style:use-window-font-color="true" fo:font-size="10pt" fo:font-weight="normal" officeooo:rsid="001ea992" style:font-size-asian="10pt" style:font-weight-asian="normal" style:font-size-complex="10pt" style:font-weight-complex="normal"/>
    </style:style>
    <style:style style:name="T47" style:family="text">
      <style:text-properties style:use-window-font-color="true" fo:font-size="10pt" fo:font-weight="normal" officeooo:rsid="006aac6e" style:font-size-asian="10pt" style:font-weight-asian="normal" style:font-size-complex="10pt" style:font-weight-complex="normal"/>
    </style:style>
    <style:style style:name="T48" style:family="text">
      <style:text-properties style:use-window-font-color="true" fo:font-size="10pt" fo:font-weight="normal" officeooo:rsid="003443de" style:font-size-asian="10pt" style:font-weight-asian="normal" style:font-size-complex="10pt" style:font-weight-complex="normal"/>
    </style:style>
    <style:style style:name="T49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03851af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04dcdb8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4f390f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0380fe0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fo:font-size="10pt" fo:font-style="normal" fo:font-weight="normal" officeooo:rsid="004d63ce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fo:font-size="10pt" fo:font-style="normal" fo:font-weight="normal" officeooo:rsid="00a97df5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use-window-font-color="true" fo:font-size="10pt" fo:font-style="normal" fo:font-weight="normal" officeooo:rsid="003e562d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use-window-font-color="true" fo:font-size="10pt" fo:font-style="normal" fo:font-weight="normal" officeooo:rsid="003d49f1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use-window-font-color="true" fo:font-size="10pt" fo:font-style="normal" fo:font-weight="normal" officeooo:rsid="00991faf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use-window-font-color="true" fo:font-size="10pt" fo:font-style="normal" fo:font-weight="normal" officeooo:rsid="00afe5b6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use-window-font-color="true" fo:font-size="10pt" fo:font-style="normal" fo:font-weight="normal" officeooo:rsid="00ab2389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use-window-font-color="true" fo:font-size="10pt" fo:font-style="normal" fo:font-weight="normal" officeooo:rsid="00b97aa6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use-window-font-color="true" fo:font-size="10pt" fo:font-weight="bold" officeooo:rsid="0073d3ed" style:font-size-asian="10pt" style:font-weight-asian="bold" style:font-size-complex="10pt" style:font-weight-complex="bold"/>
    </style:style>
    <style:style style:name="T63" style:family="text">
      <style:text-properties style:use-window-font-color="true" fo:font-size="10pt" fo:font-weight="bold" officeooo:rsid="006aac6e" style:font-size-asian="10pt" style:font-weight-asian="bold" style:font-size-complex="10pt" style:font-weight-complex="bold"/>
    </style:style>
    <style:style style:name="T64" style:family="text">
      <style:text-properties style:use-window-font-color="true" fo:font-size="10pt" fo:font-weight="bold" officeooo:rsid="003443de" style:font-size-asian="10pt" style:font-weight-asian="bold" style:font-size-complex="10pt" style:font-weight-complex="bold"/>
    </style:style>
    <style:style style:name="T65" style:family="text">
      <style:text-properties style:use-window-font-color="true" fo:font-size="10pt" fo:font-weight="bold" officeooo:rsid="00437b29" style:font-size-asian="10pt" style:font-weight-asian="bold" style:font-size-complex="10pt" style:font-weight-complex="bold"/>
    </style:style>
    <style:style style:name="T66" style:family="text">
      <style:text-properties style:use-window-font-color="true" style:font-name="DejaVu Sans"/>
    </style:style>
    <style:style style:name="T67" style:family="text">
      <style:text-properties style:use-window-font-color="true" style:font-name="DejaVu Sans" fo:font-size="10pt" fo:font-weight="normal" officeooo:rsid="00ed72e4" style:font-size-asian="10pt" style:font-weight-asian="normal" style:font-size-complex="10pt" style:font-weight-complex="normal"/>
    </style:style>
    <style:style style:name="T68" style:family="text">
      <style:text-properties style:use-window-font-color="true" style:font-name="DejaVu Sans" fo:font-size="10pt" fo:font-weight="normal" officeooo:rsid="00ec0e1b" style:font-size-asian="10pt" style:font-weight-asian="normal" style:font-size-complex="10pt" style:font-weight-complex="normal"/>
    </style:style>
    <style:style style:name="T69" style:family="text">
      <style:text-properties style:use-window-font-color="true" style:font-name="DejaVu Sans" fo:font-size="10pt" fo:font-weight="normal" officeooo:rsid="00564b0c" style:font-size-asian="10pt" style:font-weight-asian="normal" style:font-size-complex="10pt" style:font-weight-complex="normal"/>
    </style:style>
    <style:style style:name="T70" style:family="text">
      <style:text-properties style:use-window-font-color="true" style:font-name="DejaVu Sans" fo:font-size="10pt" fo:font-weight="normal" officeooo:rsid="004f390f" style:font-size-asian="10pt" style:font-weight-asian="normal" style:font-size-complex="10pt" style:font-weight-complex="normal"/>
    </style:style>
    <style:style style:name="T71" style:family="text">
      <style:text-properties style:use-window-font-color="true" style:font-name="DejaVu Sans" fo:font-size="10pt" fo:font-weight="normal" officeooo:rsid="00129606" style:font-size-asian="10pt" style:font-weight-asian="normal" style:font-size-complex="10pt" style:font-weight-complex="normal"/>
    </style:style>
    <style:style style:name="T72" style:family="text">
      <style:text-properties style:use-window-font-color="true" style:font-name="DejaVu Sans" fo:font-size="10pt" fo:font-weight="normal" officeooo:rsid="00ea6b41" style:font-size-asian="10pt" style:font-weight-asian="normal" style:font-size-complex="10pt" style:font-weight-complex="normal"/>
    </style:style>
    <style:style style:name="T73" style:family="text">
      <style:text-properties style:use-window-font-color="true" style:font-name="DejaVu Sans" fo:font-size="10pt" fo:font-weight="normal" officeooo:rsid="00c4ad95" style:font-size-asian="10pt" style:font-weight-asian="normal" style:font-size-complex="10pt" style:font-weight-complex="normal"/>
    </style:style>
    <style:style style:name="T74" style:family="text">
      <style:text-properties style:use-window-font-color="true" style:font-name="DejaVu Sans" fo:font-size="10pt" fo:font-weight="normal" officeooo:rsid="00c563c1" style:font-size-asian="10pt" style:font-weight-asian="normal" style:font-size-complex="10pt" style:font-weight-complex="normal"/>
    </style:style>
    <style:style style:name="T75" style:family="text">
      <style:text-properties style:use-window-font-color="true" style:font-name="DejaVu Sans" fo:font-size="10pt" fo:font-weight="normal" officeooo:rsid="002f213a" style:font-size-asian="10pt" style:font-weight-asian="normal" style:font-size-complex="10pt" style:font-weight-complex="normal"/>
    </style:style>
    <style:style style:name="T76" style:family="text">
      <style:text-properties style:use-window-font-color="true" style:font-name="DejaVu Sans" fo:font-size="10pt" fo:font-style="normal" fo:font-weight="normal" officeooo:rsid="00c64312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use-window-font-color="true" style:font-name="DejaVu Sans" fo:font-size="10pt" fo:font-style="normal" fo:font-weight="normal" officeooo:rsid="00c4ad95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use-window-font-color="true" style:font-name="DejaVu Sans" fo:font-size="10pt" fo:font-style="normal" fo:font-weight="normal" officeooo:rsid="0036515b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use-window-font-color="true" style:font-name="DejaVu Sans" officeooo:rsid="00522aaa" style:font-size-asian="10pt"/>
    </style:style>
    <style:style style:name="T80" style:family="text">
      <style:text-properties style:use-window-font-color="true" style:font-name="DejaVu Sans" officeooo:rsid="00532280" style:font-size-asian="10pt"/>
    </style:style>
    <style:style style:name="T81" style:family="text">
      <style:text-properties fo:font-weight="normal" officeooo:rsid="0082f2df" style:font-weight-asian="normal" style:font-weight-complex="normal"/>
    </style:style>
    <style:style style:name="T82" style:family="text">
      <style:text-properties fo:font-weight="normal" officeooo:rsid="002f283b" style:font-weight-asian="normal" style:font-weight-complex="normal"/>
    </style:style>
    <style:style style:name="T83" style:family="text">
      <style:text-properties fo:font-weight="normal" officeooo:rsid="00115d46" style:font-weight-asian="normal" style:font-weight-complex="normal"/>
    </style:style>
    <style:style style:name="T84" style:family="text">
      <style:text-properties officeooo:rsid="0082f2df"/>
    </style:style>
    <style:style style:name="T85" style:family="text">
      <style:text-properties officeooo:rsid="0083bcd1"/>
    </style:style>
    <style:style style:name="T86" style:family="text">
      <style:text-properties fo:font-variant="small-caps"/>
    </style:style>
    <style:style style:name="T87" style:family="text">
      <style:text-properties fo:font-variant="small-caps" fo:font-size="11pt" fo:font-weight="normal" style:font-size-asian="11pt" style:font-weight-asian="normal" style:font-size-complex="11pt" style:font-weight-complex="normal"/>
    </style:style>
    <style:style style:name="T88" style:family="text">
      <style:text-properties fo:font-variant="small-caps" fo:font-size="11pt" fo:font-weight="normal" officeooo:rsid="00f6d43a" style:font-size-asian="11pt" style:font-weight-asian="normal" style:font-size-complex="11pt" style:font-weight-complex="normal"/>
    </style:style>
    <style:style style:name="T89" style:family="text">
      <style:text-properties fo:font-variant="small-caps" fo:font-size="11pt" fo:font-weight="normal" officeooo:rsid="00f86a0b" style:font-size-asian="11pt" style:font-weight-asian="normal" style:font-size-complex="11pt" style:font-weight-complex="normal"/>
    </style:style>
    <style:style style:name="T90" style:family="text">
      <style:text-properties fo:font-variant="small-caps" fo:font-size="11pt" fo:font-weight="normal" officeooo:rsid="000ae359" style:font-size-asian="11pt" style:font-weight-asian="normal" style:font-size-complex="11pt" style:font-weight-complex="normal"/>
    </style:style>
    <style:style style:name="T91" style:family="text">
      <style:text-properties fo:font-variant="small-caps" officeooo:rsid="000ddb0c"/>
    </style:style>
    <style:style style:name="T92" style:family="text">
      <style:text-properties officeooo:rsid="001900ea"/>
    </style:style>
    <style:style style:name="T93" style:family="text">
      <style:text-properties officeooo:rsid="004dcdb8"/>
    </style:style>
    <style:style style:name="T94" style:family="text">
      <style:text-properties officeooo:rsid="00533694"/>
    </style:style>
    <style:style style:name="T95" style:family="text">
      <style:text-properties officeooo:rsid="005636d4"/>
    </style:style>
    <style:style style:name="T96" style:family="text">
      <style:text-properties officeooo:rsid="00569ac4"/>
    </style:style>
    <style:style style:name="T97" style:family="text">
      <style:text-properties officeooo:rsid="00578b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in" fo:text-indent="-0.2in" fo:margin-left="0.4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span text:style-name="T91">J</text:span><text:span text:style-name="T86">oshua Humpherys</text:span></text:p>
      <text:p text:style-name="P32">Greater San Diego Area</text:p>
      <text:p text:style-name="P4"><text:a xlink:type="simple" xlink:href="mailto:joshua.humpherys@gmail.com" text:style-name="Internet_20_link" text:visited-style-name="Visited_20_Internet_20_Link"><text:span text:style-name="T66">joshua.humpherys@gmail.com</text:span></text:a><text:span text:style-name="T79"> <text:s/>| <text:s/></text:span><text:span text:style-name="T80">442-888-9000</text:span></text:p>
      <text:p text:style-name="P4"><text:a xlink:type="simple" xlink:href="https://github.com/joshhumpherys" text:style-name="Internet_20_link" text:visited-style-name="Visited_20_Internet_20_Link"><text:span text:style-name="T66">github.com/joshhumpherys</text:span></text:a><text:span text:style-name="T79"> <text:s/>| <text:s/></text:span><text:a xlink:type="simple" xlink:href="https://www.linkedin.com/in/joshhumpherys" text:style-name="Internet_20_link" text:visited-style-name="Visited_20_Internet_20_Link"><text:span text:style-name="T66">linkedin.com/in/joshhumpherys</text:span></text:a></text:p>
      <text:p text:style-name="P13"/>
      <text:p text:style-name="P14">Software <text:span text:style-name="T97">engineer</text:span> <text:span text:style-name="T97">pursuing a full-time development position at a fast-paced company</text:span></text:p>
      <text:p text:style-name="P18"/>
      <text:p text:style-name="P25">Technical Qualifications</text:p>
      <text:p text:style-name="P1"><text:span text:style-name="T2">Java <text:s/>| <text:s/>C# <text:s/>| <text:s/>Java</text:span><text:span text:style-name="T3">S</text:span><text:span text:style-name="T2">cript <text:s/>| <text:s/>CSS <text:s/>| <text:s/>HTML <text:s/>| <text:s/>React <text:s/>| <text:s/>Redux <text:s/>| <text:s/>Node.js <text:s/>| <text:s/>Gulp <text:s/>| <text:s/></text:span><text:span text:style-name="T10">Ninject <text:s/>| <text:s/></text:span><text:span text:style-name="T2">MySQL <text:s/>| <text:s/></text:span><text:span text:style-name="T4">LaTeX</text:span></text:p>
      <text:p text:style-name="P2"><text:span text:style-name="T2">Git/Git</text:span><text:span text:style-name="T5">H</text:span><text:span text:style-name="T2">ub <text:s/>| <text:s/>IntelliJ/Web</text:span><text:span text:style-name="T6">S</text:span><text:span text:style-name="T2">torm <text:s/></text:span><text:span text:style-name="T9">| <text:s/>Visual Studio</text:span><text:span text:style-name="T2"> <text:s/>| <text:s/>Android Studio</text:span><text:span text:style-name="T9"> <text:s/></text:span><text:span text:style-name="T2">| <text:s/>Eclipse <text:s/>| <text:s/>Android <text:s/>| <text:s/>Linux <text:s/>| <text:s/>Windows</text:span></text:p>
      <text:p text:style-name="P3"/>
      <text:p text:style-name="P25">Educational Background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41"><text:span text:style-name="T62">Undergraduate </text:span><text:span text:style-name="T63">Student </text:span><text:span text:style-name="T64">(</text:span><text:span text:style-name="T65">Senior</text:span><text:span text:style-name="T64">)</text:span><text:span text:style-name="T47">; Covenant College; Lookout Mountain, GA; August 2015 – </text:span><text:span text:style-name="T48">Present</text:span></text:p>
            <text:list xml:id="list3890598946" text:style-name="L1">
              <text:list-item>
                <text:p text:style-name="P35"><text:span text:style-name="T45">Graduating with</text:span><text:span text:style-name="T27"> </text:span><text:span text:style-name="T45">both a B.A. Computer Science and a B.A. Mathematics</text:span></text:p>
              </text:list-item>
              <text:list-item>
                <text:p text:style-name="P46"><text:span text:style-name="T45">C</text:span><text:span text:style-name="T28">oncentrating in cybersecurity and software engineering</text:span></text:p>
              </text:list-item>
              <text:list-item>
                <text:p text:style-name="P46"><text:span text:style-name="T28">E</text:span><text:span text:style-name="T46">xpected graduation: May 2018</text:span></text:p>
              </text:list-item>
              <text:list-item>
                <text:p text:style-name="P36"><text:span text:style-name="T46">G</text:span><text:span text:style-name="T29">PA: 3.9</text:span><text:span text:style-name="T30">5</text:span><text:span text:style-name="T29">/4.00</text:span></text:p>
              </text:list-item>
            </text:list>
          </table:table-cell>
        </table:table-row>
      </table:table>
      <text:p text:style-name="P7"/>
      <text:p text:style-name="P15"><text:span text:style-name="T89">R</text:span><text:span text:style-name="T87">elated Coursework</text:span></text:p>
      <text:p text:style-name="P8">Discrete Structures <text:s/>| <text:s/>Data Structures and Algorithms <text:s/>| <text:s/>Database Systems <text:s/><text:span text:style-name="T94">| <text:s/>Software Engineering</text:span></text:p>
      <text:p text:style-name="P9">Computer Organization <text:s/>| <text:s/>Operating Systems <text:s/>| <text:s/>Network Programming <text:s/>| <text:s/>Programming Languages</text:p>
      <text:p text:style-name="P9">Computer and Information Security <text:s/>| <text:s/>Cyber Defense and Digital Forensics <text:s/><text:span text:style-name="T96">| <text:s/></text:span>Cryptography</text:p>
      <text:p text:style-name="P9">Software Security Engineering <text:s/>| <text:s/>Foundations of Computational Theory <text:s/><text:span text:style-name="T96">| <text:s/></text:span>Calculus III</text:p>
      <text:p text:style-name="P9">Differential Equations <text:s/>| <text:s/>Proofs and Expositions <text:s/>| <text:s/>Probability <text:s/><text:span text:style-name="T96">|</text:span> <text:s/>Linear Algebra</text:p>
      <text:p text:style-name="P9">Modern Algebra <text:s/>| <text:s/>Formal Logic <text:s/>| <text:s/>Real Analysis <text:s/>| <text:s/>Complex Variables</text:p>
      <text:p text:style-name="P7"/>
      <text:p text:style-name="P16"><text:span text:style-name="T88">P</text:span><text:span text:style-name="T90">rofessional Experienc</text:span><text:span text:style-name="T89">e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9"><text:span text:style-name="T19">Software Engineering </text:span><text:span text:style-name="T17">Intern</text:span><text:span text:style-name="T21">; </text:span><text:span text:style-name="T25">Illumina</text:span><text:span text:style-name="T12">; </text:span><text:span text:style-name="T25">San Diego, CA</text:span><text:span text:style-name="T12">; </text:span><text:span text:style-name="T23">Summer 201</text:span><text:span text:style-name="T25">7</text:span></text:p>
            <text:list xml:id="list2232260313" text:style-name="L2">
              <text:list-item>
                <text:p text:style-name="P42"><text:span text:style-name="T50">W</text:span><text:span text:style-name="T49">orked on Project Firefly, creating </text:span><text:span text:style-name="T51">various applications for </text:span><text:span text:style-name="T52">both</text:span><text:span text:style-name="T51"> end-users and manufacturers</text:span></text:p>
              </text:list-item>
              <text:list-item>
                <text:p text:style-name="P43"><text:span text:style-name="T53">W</text:span><text:span text:style-name="T49">rote </text:span><text:span text:style-name="T54">re-usable, cross-instrument libraries </text:span><text:span text:style-name="T51">and </text:span><text:span text:style-name="T49">front-end C# applications </text:span><text:span text:style-name="T51">using WPF and UWP</text:span></text:p>
              </text:list-item>
              <text:list-item>
                <text:p text:style-name="P44"><text:span text:style-name="T55">I</text:span><text:span text:style-name="T49">ntegrated quickly into a professional environment </text:span><text:span text:style-name="T51">and helped keep our team on schedule</text:span></text:p>
              </text:list-item>
            </text:list>
            <text:p text:style-name="P24"/>
            <text:p text:style-name="P30"><text:span text:style-name="T18">Full-Stack</text:span><text:span text:style-name="T17"> Web Development Intern</text:span><text:span text:style-name="T21">; </text:span><text:span text:style-name="T14">Paragon Component Systems</text:span><text:span text:style-name="T12">; </text:span><text:span text:style-name="T14">Chattanooga, TN</text:span><text:span text:style-name="T12">; </text:span><text:span text:style-name="T23">Summer 2016</text:span></text:p>
            <text:list xml:id="list91529830226424" text:continue-numbering="true" text:style-name="L2">
              <text:list-item>
                <text:p text:style-name="P37"><text:span text:style-name="T50">Creat</text:span><text:span text:style-name="T56">ed</text:span><text:span text:style-name="T50"> in-browser engineering software </text:span><text:span text:style-name="T57">using React and Redux</text:span></text:p>
              </text:list-item>
              <text:list-item>
                <text:p text:style-name="P37"><text:span text:style-name="T58">Add</text:span><text:span text:style-name="T56">ed</text:span><text:span text:style-name="T58"> routes to </text:span><text:span text:style-name="T59">the</text:span><text:span text:style-name="T58"> server and updat</text:span><text:span text:style-name="T56">ed</text:span><text:span text:style-name="T58"> </text:span><text:span text:style-name="T59">the</text:span><text:span text:style-name="T58"> database schema using</text:span><text:span text:style-name="T53"> C# </text:span><text:span text:style-name="T60">and</text:span><text:span text:style-name="T58"> </text:span><text:span text:style-name="T53">Entity Framework</text:span></text:p>
              </text:list-item>
              <text:list-item>
                <text:p text:style-name="P37"><text:span text:style-name="T61">Contribut</text:span><text:span text:style-name="T56">ed</text:span><text:span text:style-name="T61"> significantly to</text:span><text:span text:style-name="T55"> a team of </text:span><text:span text:style-name="T61">only</text:span><text:span text:style-name="T55"> 6-8 developers</text:span></text:p>
              </text:list-item>
            </text:list>
            <text:p text:style-name="P22"/>
            <text:p text:style-name="P30"><text:span text:style-name="T17">Android Development Volunteer</text:span><text:span text:style-name="T22">; LightSys </text:span><text:span text:style-name="T15">Technology Services</text:span><text:span text:style-name="T13">; </text:span><text:span text:style-name="T15">Colorado Springs, C</text:span><text:span text:style-name="T20">O</text:span><text:span text:style-name="T13">; </text:span><text:span text:style-name="T15">March 2016</text:span></text:p>
            <text:list xml:id="list3300143393" text:style-name="L3">
              <text:list-item>
                <text:p text:style-name="P38"><text:span text:style-name="T31">Developed</text:span><text:span text:style-name="T32"> an </text:span><text:span text:style-name="T33">Android app </text:span><text:span text:style-name="T34">to accompany LightSys’ CRM software</text:span></text:p>
              </text:list-item>
              <text:list-item>
                <text:p text:style-name="P47"><text:span text:style-name="T76">Source code</text:span><text:span text:style-name="T77">: </text:span><text:a xlink:type="simple" xlink:href="https://github.com/LightSys/kardia_android_crm" text:style-name="Internet_20_link" text:visited-style-name="Visited_20_Internet_20_Link"><text:span text:style-name="T78">https://github.com/LightSys/kardia_android_crm</text:span></text:a></text:p>
              </text:list-item>
            </text:list>
            <text:p text:style-name="P23"/>
            <text:p text:style-name="P30"><text:span text:style-name="T17">Software Development Volunteer</text:span><text:span text:style-name="T21">; </text:span><text:span text:style-name="T16">Invasion Laser Tag</text:span><text:span text:style-name="T13">; </text:span><text:span text:style-name="T16">San Marcos, CA</text:span><text:span text:style-name="T13">; </text:span><text:span text:style-name="T16">July 2015</text:span></text:p>
            <text:list xml:id="list3996078321" text:style-name="L4">
              <text:list-item>
                <text:p text:style-name="P39"><text:span text:style-name="T35">Created</text:span><text:span text:style-name="T31"> a Java application to generate “Happy Birthday” images, </text:span><text:span text:style-name="T36">with </text:span><text:span text:style-name="T37">a </text:span><text:span text:style-name="T36">custom name and color</text:span></text:p>
              </text:list-item>
              <text:list-item>
                <text:p text:style-name="P48"><text:span text:style-name="T73">Source </text:span><text:span text:style-name="T74">code</text:span><text:span text:style-name="T73">: </text:span><text:a xlink:type="simple" xlink:href="https://github.com/JoshHumpherys/Birthday-Names" text:style-name="Internet_20_link" text:visited-style-name="Visited_20_Internet_20_Link"><text:span text:style-name="T75">https://github.com/JoshHumpherys/Birthday-Names</text:span></text:a></text:p>
              </text:list-item>
            </text:list>
          </table:table-cell>
        </table:table-row>
      </table:table>
      <text:p text:style-name="P16"/>
      <text:p text:style-name="P26"><text:span text:style-name="T1">Personal</text:span> <text:span text:style-name="T92">Projects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5"><text:span text:style-name="T95">Cube Timer</text:span>; <text:span text:style-name="T95">January 2018 – Present</text:span></text:p>
            <text:list xml:id="list4216836398" text:style-name="L5">
              <text:list-item>
                <text:p text:style-name="P45"><text:span text:style-name="T28">Developing</text:span><text:span text:style-name="T26"> a </text:span><text:span text:style-name="T28">browser-based timer for speedcubers to record solve time</text:span><text:span text:style-name="T44">s</text:span><text:span text:style-name="T28"> and perform analysis</text:span></text:p>
              </text:list-item>
              <text:list-item>
                <text:p text:style-name="P51"><text:span text:style-name="T67">Source code: </text:span><text:a xlink:type="simple" xlink:href="https://github.com/JoshHumpherys/cube-timer" text:style-name="Internet_20_link" text:visited-style-name="Visited_20_Internet_20_Link"><text:span text:style-name="T68">https://github.com/JoshHumpherys/</text:span></text:a><text:a xlink:type="simple" xlink:href="https://github.com/JoshHumpherys/cube-timer" text:style-name="Internet_20_link" text:visited-style-name="Visited_20_Internet_20_Link"><text:span text:style-name="T69">cube-timer</text:span></text:a></text:p>
              </text:list-item>
            </text:list>
            <text:p text:style-name="P19"/>
            <text:p text:style-name="P5"><text:span text:style-name="T93">AutomaDraw</text:span>; <text:span text:style-name="T93">July 2017 – December 2017</text:span></text:p>
            <text:list xml:id="list91529286808105" text:continue-numbering="true" text:style-name="L5">
              <text:list-item>
                <text:p text:style-name="P45"><text:span text:style-name="T26">Programm</text:span><text:span text:style-name="T28">ed</text:span><text:span text:style-name="T26"> a web app to create and analyze various automata and formal grammars</text:span></text:p>
              </text:list-item>
              <text:list-item>
                <text:p text:style-name="P51"><text:span text:style-name="T67">Source code: </text:span><text:a xlink:type="simple" xlink:href="https://github.com/JoshHumpherys/AutomaDraw" text:style-name="Internet_20_link" text:visited-style-name="Visited_20_Internet_20_Link"><text:span text:style-name="T68">https://github.com/JoshHumpherys/</text:span></text:a><text:a xlink:type="simple" xlink:href="https://github.com/JoshHumpherys/AutomaDraw" text:style-name="Internet_20_link" text:visited-style-name="Visited_20_Internet_20_Link"><text:span text:style-name="T70">AutomaDraw</text:span></text:a></text:p>
              </text:list-item>
            </text:list>
            <text:p text:style-name="P20"/>
            <text:p text:style-name="P6"><text:span text:style-name="T92">Colors</text:span>; August 2016</text:p>
            <text:list xml:id="list91531003558614" text:continue-numbering="true" text:style-name="L5">
              <text:list-item>
                <text:p text:style-name="P52"><text:span text:style-name="T67">Created an Android app to change the wallpaper color to a random color every day at midnight</text:span></text:p>
              </text:list-item>
              <text:list-item>
                <text:p text:style-name="P49"><text:span text:style-name="T67">Source code: </text:span><text:a xlink:type="simple" xlink:href="https://github.com/JoshHumpherys/Colors" text:style-name="Internet_20_link" text:visited-style-name="Visited_20_Internet_20_Link"><text:span text:style-name="T68">https://github.com/JoshHumpherys/</text:span></text:a><text:a xlink:type="simple" xlink:href="https://github.com/JoshHumpherys/Colors" text:style-name="Internet_20_link" text:visited-style-name="Visited_20_Internet_20_Link"><text:span text:style-name="T71">Colors</text:span></text:a></text:p>
              </text:list-item>
            </text:list>
            <text:p text:style-name="P21"/>
            <text:p text:style-name="P28"><text:span text:style-name="T42">Penguin Game</text:span><text:span text:style-name="T38">; </text:span><text:span text:style-name="T28">January</text:span><text:span text:style-name="T43"> 2016 </text:span><text:span text:style-name="T28">– March 2016</text:span></text:p>
            <text:list xml:id="list3336419819" text:style-name="L6">
              <text:list-item>
                <text:p text:style-name="P40"><text:span text:style-name="T38">Designed and </text:span><text:span text:style-name="T39">wrote</text:span><text:span text:style-name="T38"> a 2D platformer from scratch using Java</text:span><text:span text:style-name="T40">S</text:span><text:span text:style-name="T38">cript </text:span><text:span text:style-name="T41">to ask a girl to a school dance</text:span></text:p>
              </text:list-item>
              <text:list-item>
                <text:p text:style-name="P50"><text:span text:style-name="T72">Full game: </text:span><text:a xlink:type="simple" xlink:href="http://joshhumpherys.github.io/PenguinGame" text:style-name="Internet_20_link" text:visited-style-name="Visited_20_Internet_20_Link"><text:span text:style-name="T68">http://</text:span></text:a><text:a xlink:type="simple" xlink:href="http://joshhumpherys.github.io/PenguinGame" text:style-name="Internet_20_link" text:visited-style-name="Visited_20_Internet_20_Link"><text:span text:style-name="T72">joshhumpherys.github.io/PenguinGam</text:span></text:a><text:a xlink:type="simple" xlink:href="http://joshhumpherys.github.io/PenguinGame" text:style-name="Internet_20_link" text:visited-style-name="Visited_20_Internet_20_Link"><text:span text:style-name="T71">e</text:span></text:a></text:p>
              </text:list-item>
            </text:list>
          </table:table-cell>
        </table:table-row>
      </table:table>
      <text:p text:style-name="P27"><text:soft-page-break/></text:p>
      <text:p text:style-name="P15"><text:span text:style-name="T89">A</text:span><text:span text:style-name="T87">wards and Honors</text:span></text:p>
      <text:p text:style-name="P10">Male Scholar-Athlete of the Year <text:s/>| <text:s/>United States Marine Corps Scholastic Excellence Award</text:p>
      <text:p text:style-name="P11">AP Scholar with Distinction</text:p>
      <text:p text:style-name="P7"/>
      <text:p text:style-name="P15"><text:span text:style-name="T89">I</text:span><text:span text:style-name="T87">nterests and Hobbies</text:span></text:p>
      <text:p text:style-name="P12">Developing retro-style arcade games <text:s/>| <text:s/><text:span text:style-name="T84">Developing </text:span>Android apps <text:s/>| <text:s/><text:span text:style-name="T84">R</text:span>eading about new technology</text:p>
      <text:p text:style-name="P12"><text:span text:style-name="T84">L</text:span>earning more about Material Design and user experience <text:s/>| <text:s/><text:span text:style-name="T84">S</text:span>peedcubing (Rubik’s cube) <text:s/>| <text:s/><text:span text:style-name="T85">Playing v</text:span>olleyball</text:p>
      <text:p text:style-name="P17"><text:span text:style-name="T81">Playing F</text:span><text:span text:style-name="T82">risbee</text:span><text:span text:style-name="T83">™</text:span><text:span text:style-name="T82"> <text:s/>| <text:s/></text:span><text:span text:style-name="T81">R</text:span><text:span text:style-name="T82">unn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language="zxx" fo:country="none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0.5in" fo:margin-right="0.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16:20:15.575963493</meta:creation-date>
    <dc:date>2018-01-05T09:15:28.821751824</dc:date>
    <meta:editing-duration>PT6H40M24S</meta:editing-duration>
    <meta:editing-cycles>59</meta:editing-cycles>
    <meta:generator>LibreOffice/5.3.1.2$Linux_X86_64 LibreOffice_project/30m0$Build-2</meta:generator>
    <meta:document-statistic meta:table-count="3" meta:image-count="0" meta:object-count="0" meta:page-count="2" meta:paragraph-count="56" meta:word-count="486" meta:character-count="3528" meta:non-whitespace-character-count="3032"/>
  </office:meta>
</office:document-meta>
</file>